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content.xml" manifest:version="1.2"/>
  <manifest:file-entry manifest:media-type="application/xml" manifest:full-path="Formula-16/content.xml" manifest:version="1.2"/>
  <manifest:file-entry manifest:media-type="application/pdf" manifest:full-path="Pictures/15.pdf" manifest:version="1.2"/>
  <manifest:file-entry manifest:media-type="application/xml" manifest:full-path="Formula-14/content.xml" manifest:version="1.2"/>
  <manifest:file-entry manifest:media-type="application/xml" manifest:full-path="Formula-13/content.xml" manifest:version="1.2"/>
  <manifest:file-entry manifest:media-type="application/xml" manifest:full-path="Formula-12/content.xml" manifest:version="1.2"/>
  <manifest:file-entry manifest:media-type="application/pdf" manifest:full-path="Pictures/11.pdf" manifest:version="1.2"/>
  <manifest:file-entry manifest:media-type="application/xml" manifest:full-path="Formula-10/content.xml" manifest:version="1.2"/>
  <manifest:file-entry manifest:media-type="application/xml" manifest:full-path="Formula-9/content.xml" manifest:version="1.2"/>
  <manifest:file-entry manifest:media-type="application/pdf" manifest:full-path="Pictures/8.pdf" manifest:version="1.2"/>
  <manifest:file-entry manifest:media-type="application/xml" manifest:full-path="Formula-7/content.xml" manifest:version="1.2"/>
  <manifest:file-entry manifest:media-type="application/xml" manifest:full-path="Formula-6/content.xml" manifest:version="1.2"/>
  <manifest:file-entry manifest:media-type="application/xml" manifest:full-path="Formula-5/content.xml" manifest:version="1.2"/>
  <manifest:file-entry manifest:media-type="application/pdf" manifest:full-path="Pictures/4.pdf" manifest:version="1.2"/>
  <manifest:file-entry manifest:media-type="application/xml" manifest:full-path="Formula-3/content.xml" manifest:version="1.2"/>
  <manifest:file-entry manifest:media-type="application/xml" manifest:full-path="Formula-2/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3/"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6/"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2/" manifest:version="1.2"/>
  <manifest:file-entry manifest:media-type="application/vnd.oasis.opendocument.formula" manifest:full-path="Formula-1/"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styles>
    <style:style style:name="Italic" style:family="text">
      <style:text-properties fo:font-style="italic" style:font-style-asian="italic" style:font-style-complex="italic"/>
    </style:style>
    <style:style style:name="Bold" style:family="text">
      <style:text-properties fo:font-weight="bold" style:font-weight-asian="bold" style:font-weight-complex="bold"/>
    </style:style>
  </office:styles>
  <office:automatic-styles>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style>
    <style:style style:name="Table1" style:family="table">
      <style:table-properties table:align="center"/>
    </style:style>
    <style:style style:name="Table1.A" style:family="table-column">
      <style:table-column-properties style:rel-column-width="12742*"/>
    </style:style>
    <style:style style:name="Table1.B" style:family="table-column">
      <style:table-column-properties style:rel-column-width="10922*"/>
    </style:style>
    <style:style style:name="Table1.C" style:family="table-column">
      <style:table-column-properties style:rel-column-width="11832*"/>
    </style:style>
    <style:style style:name="Table1.D" style:family="table-column">
      <style:table-column-properties style:rel-column-width="13653*"/>
    </style:style>
    <style:style style:name="Table1.A1" style:family="table-cell">
      <style:table-cell-properties fo:border="none"/>
    </style:style>
  </office:automatic-styles>
  <office:body>
    <office:text>
      <text:h text:style-name="Title">How do dispersal effect weed dynamics? Sensitivity analysis of landscape-scale model to Kernel curves</text:h>
      <text:p text:style-name="Author">Willian Vieira</text:p>
      <text:p text:style-name="Affiliation">1,2</text:p>
      <text:p text:style-name="Email">willian.vieira@usherbrooke.ca</text:p>
      <text:p/>
      <text:p text:style-name="Author">Benoit Ricci</text:p>
      <text:p text:style-name="Affiliation">1</text:p>
      <text:p text:style-name="Email"/>
      <text:p/>
      <text:p text:style-name="Author">Nathalie Colbach</text:p>
      <text:p text:style-name="Affiliation">1</text:p>
      <text:p text:style-name="Email"/>
      <text:p/>
      <text:p/>
      <text:p text:style-name="Affiliation">1 - INRA, UMR 1347 Agroécologie, BP 86510, F-21000 Dijon, France</text:p>
      <text:p text:style-name="Affiliation">2 - Département de Biologie, Université de Sherbrooke, Sherbrooke, Québec, Canada</text:p>
      <text:p text:style-name="Date">May 17, 2017 - Last update: July 7th, 2017</text:p>
      <text:p text:style-name="Abstract"><text:span text:style-name="Bold">Abstract:</text:span> <text:h text:style-name="Heading_20_1" text:outline-level="1">Paper idea</text:h>
<text:p text:style-name="First_20_paragraph"><text:span text:style-name="T1">Theoretical question</text:span> - What is the role of dispersal on weed dynamics? - Could spatial arrangement of management decisions at a landscape scale decrease weed spread and persistence in agro-ecosystems? If so, how can proportion of permanent meadows impact weed spread?</text:p>
<text:p text:style-name="Text_20_body"><text:span text:style-name="T1">Technical question</text:span> - Are different ways of dispersal representation (curves) important to consider?</text:p>
<text:p text:style-name="Text_20_body"><text:span text:style-name="T1">Main results</text:span> - the better fit of the 2Dt curve to represent weed dispersion (this answers the first theoretical question and the technical one). - And the impact of permanent meadows on the spread of weed dispersion. Briefly, increasing permanent meadows decreases the propagation speed of weed seeds (this answers the second theoretical question)</text:p>
<text:p text:style-name="Text_20_body"><text:span text:style-name="T1">Paper structure</text:span>:<text:line-break/>Based in the above ideas and results, the paper will be structured in first answering if there is an impact of dispersion representation on weed dynamics. We will show that there is a significant impact of the curve but not considerable when compared with land use variation, in anyways, the 2Dt curve fitted best the data. Next, to answer if land use variation can change weed dynamics, we will use a case study with simulations based in the introduction of weed species in non-colonized landscapes. Here we show that increasing permanent meadows decreases propagation speed, where the proportion of land use, together with the type of land use, plays a major role in weed dynamics.</text:p></text:p>
      <text:p text:style-name="Abstract"><text:span text:style-name="Italic">Keywords:</text:span> dispersal curves,population dynamics,crops,Virtual landscapes</text:p>
      <text:p text:style-name="Faux page break"> </text:p>
      <text:h text:style-name="Heading_20_1" text:outline-level="1">Introduction</text:h>
      <text:p text:style-name="First_20_paragraph"><text:span text:style-name="T2">to be done: step 4</text:span></text:p>
      <text:p text:style-name="Text_20_body">One of the issues in agroecology is to design innovative crop systems and identify arrangements of natural habitats in the landscape that allow both to control the abundances of weeds and to preserve their role in the ecosystem services. It is also important to understand ecological process of landscape effects on population dynamics.</text:p>
      <text:p text:style-name="Text_20_body">Discuss the overall theoretical knowledge of plant dispersal with an emphasis in short-lived plants and weed species.</text:p>
      <text:p text:style-name="Text_20_body">Try and show the well-known role that dispersal plays in plant dynamics and what could be true/false for weed communities in a human environment.</text:p>
      <text:p text:style-name="Text_20_body">In the above context, DynWeed was created to represent the dynamics of weed in a landscape scale, which makes necessary take dispersal into account. However, Modeling the dispersion is difficult because of the high variability of dispersion distance and the lack of empirical data. This is the context of the “technical question”. Discuss the technical part of dispersal (e.g. curves) and how it has been modeled. <text:span text:style-name="T2">Relatively small differences in the shapes of tails can have large effects on rates of population spread (Clark 1998)</text:span>.</text:p>
      <text:p text:style-name="Text_20_body">Here we ask the following questions: (i) what is the role of dispersal on weed dynamics? (ii) Does dispersal curve really matters at landscape-action? (iii) Could spatial arrangement of management decisions at landscape scale decrease weed spread and persistence in agro-ecosystems? If so, (iv) how can proportion of permanent meadows impact weed spread? Using a landscape-scale model, our hypothesis is that different curves to represent the dispersal process will change dispersal distance and hence the weed dynamics. Furthermore, increasing the proportion permanent meadows in the agricultural landscape will reduce the speed of weed spread through the landscape. These will provide mechanist insights into local weed management and into landscape spatial arrangement of management decisions, with suggestions to empirical research and decision makers.</text:p>
      <text:h text:style-name="Heading_20_1" text:outline-level="1">Methods</text:h>
      <text:h text:style-name="Heading_20_2" text:outline-level="2">Population dynamics model</text:h>
      <text:p text:style-name="First_20_paragraph">We used a spatially explicit model of population dynamics for four different weed species in agricultural landscape (Ricci et al. 2017). Based in the population dynamics of weed species, the model has five parameters representing the natural process: the seed germination <text:span text:style-name="T2">(gr)</text:span> and mortality (<text:span text:style-name="T2">sm</text:span>) rate, the quantity of seed produced per plant (<text:span text:style-name="T2">sp</text:span>), the plant mortality rate (<text:span text:style-name="T2">pm</text:span>) and the environmental carrying capacity (<text:span text:style-name="T2">K</text:span>). Let <text:span text:style-name="T2">P</text:span> be the density of plants at time <text:span text:style-name="T2">t</text:span> (eq. <text:a xlink:type="simple" xlink:href="#eq:p" office:name=""><text:span text:style-name="Definition">1</text:span></text:a>), this variable increases with viable seeds germinating at rate <text:span text:style-name="T2">(1 - sm)gr</text:span>, and with the number of survival plants <text:span text:style-name="T2">(1 - pm)</text:span> times the seed production (<text:span text:style-name="T2">S</text:span>). The density of viable seeds (<text:span text:style-name="T2">S</text:span>; eq. <text:a xlink:type="simple" xlink:href="#eq:s" office:name=""><text:span text:style-name="Definition">2</text:span></text:a>) is a function of either germinated seeds <text:span text:style-name="T2">(1 - sm)</text:span> and the seed bank <text:span text:style-name="T2">(1 - gr)</text:span>, plus the proportion of dispersed seeds from other patches, which is calculated by different dispersal curves <text:span text:style-name="T2">D</text:span> (Table <text:a xlink:type="simple" xlink:href="#tbl:eq" office:name=""><text:span text:style-name="Definition">1</text:span></text:a>).</text:p>
      <text:p text:style-name="Text_20_body"><draw:frame text:anchor-type="paragraph" style:vertical-pos="middle" style:vertical-rel="text"><draw:object xlink:href="Formula-0/" xlink:type="simple" xlink:show="embed" xlink:actuate="onLoad"/></draw:frame></text:p>
      <text:p text:style-name="Text_20_body"><draw:frame text:anchor-type="paragraph" style:vertical-pos="middle" style:vertical-rel="text"><draw:object xlink:href="Formula-1/" xlink:type="simple" xlink:show="embed" xlink:actuate="onLoad"/></draw:frame></text:p>
      <text:h text:style-name="Heading_20_2" text:outline-level="2">Dispersal curves and parameterization</text:h>
      <text:p text:style-name="First_20_paragraph">We tested four kernel curves to represent the process <text:span text:style-name="T2">D</text:span> (eq. <text:a xlink:type="simple" xlink:href="#eq:s" office:name=""><text:span text:style-name="Definition">2</text:span></text:a>) of weed dispersion (Table <text:a xlink:type="simple" xlink:href="#tbl:eq" office:name=""><text:span text:style-name="Definition">1</text:span></text:a>). The Gaussian and exponential (Austerlitz &amp; Smouse 2001) distribution are frequently used to represent spatial dynamics and hence biological dispersal. However, due <text:span text:style-name="T1">DO</text:span>, these curves may not represent dispersal properly (<text:span text:style-name="T1">???</text:span>). As our model works in a landscape scale, long distance dispersal events are important to consider. Weibull (Weibull 1951; Tufto et al. 1997) et 2Dt (Clark et al. 1999) curves were then implemented to try and represent the long distance dispersal by the leptokurtosis and long tail form.</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Curve</text:p>
            </table:table-cell>
            <table:table-cell table:style-name="Table1.A1" office:value-type="string">
              <text:p text:style-name="P1">Equation</text:p>
            </table:table-cell>
            <table:table-cell table:style-name="Table1.A1" office:value-type="string">
              <text:p text:style-name="P2">Parameters</text:p>
            </table:table-cell>
            <table:table-cell table:style-name="Table1.A1" office:value-type="string">
              <text:p text:style-name="P3">Distribution</text:p>
            </table:table-cell>
          </table:table-row>
        </table:table-header-rows>
        <table:table-row>
          <table:table-cell table:style-name="Table1.A1" office:value-type="string">
            <text:p text:style-name="Table_20_Contents">Gausian</text:p>
          </table:table-cell>
          <table:table-cell table:style-name="Table1.A1" office:value-type="string">
            <text:p text:style-name="P4"><draw:frame text:anchor-type="paragraph" style:vertical-pos="middle" style:vertical-rel="text"><draw:object xlink:href="Formula-2/" xlink:type="simple" xlink:show="embed" xlink:actuate="onLoad"/></draw:frame></text:p>
          </table:table-cell>
          <table:table-cell table:style-name="Table1.A1" office:value-type="string">
            <text:p text:style-name="P5"><draw:frame text:anchor-type="as-char" style:vertical-pos="middle" style:vertical-rel="text"><draw:object xlink:href="Formula-3/" xlink:type="simple" xlink:show="embed" xlink:actuate="onLoad"/></draw:frame> &gt; 0</text:p>
          </table:table-cell>
          <table:table-cell table:style-name="Table1.A1" office:value-type="string">
            <text:p text:style-name="P6"><draw:frame draw:name="img1" svg:width="65.0%" style:rel-height="scale"><draw:image xlink:href="Pictures/4.pdf" xlink:type="simple" xlink:show="embed" xlink:actuate="onLoad"/></draw:frame></text:p>
          </table:table-cell>
        </table:table-row>
        <table:table-row>
          <table:table-cell table:style-name="Table1.A1" office:value-type="string">
            <text:p text:style-name="Table_20_Contents">Weibull</text:p>
          </table:table-cell>
          <table:table-cell table:style-name="Table1.A1" office:value-type="string">
            <text:p text:style-name="P4"><draw:frame text:anchor-type="paragraph" style:vertical-pos="middle" style:vertical-rel="text"><draw:object xlink:href="Formula-5/" xlink:type="simple" xlink:show="embed" xlink:actuate="onLoad"/></draw:frame></text:p>
          </table:table-cell>
          <table:table-cell table:style-name="Table1.A1" office:value-type="string">
            <text:p text:style-name="P5"><draw:frame text:anchor-type="as-char" style:vertical-pos="middle" style:vertical-rel="text"><draw:object xlink:href="Formula-6/" xlink:type="simple" xlink:show="embed" xlink:actuate="onLoad"/></draw:frame> &gt; 1 <draw:frame text:anchor-type="as-char" style:vertical-pos="middle" style:vertical-rel="text"><draw:object xlink:href="Formula-7/" xlink:type="simple" xlink:show="embed" xlink:actuate="onLoad"/></draw:frame> &gt; 0</text:p>
          </table:table-cell>
          <table:table-cell table:style-name="Table1.A1" office:value-type="string">
            <text:p text:style-name="P6"><draw:frame draw:name="img2" svg:width="65.0%" style:rel-height="scale"><draw:image xlink:href="Pictures/8.pdf" xlink:type="simple" xlink:show="embed" xlink:actuate="onLoad"/></draw:frame></text:p>
          </table:table-cell>
        </table:table-row>
        <table:table-row>
          <table:table-cell table:style-name="Table1.A1" office:value-type="string">
            <text:p text:style-name="Table_20_Contents">Exponential</text:p>
          </table:table-cell>
          <table:table-cell table:style-name="Table1.A1" office:value-type="string">
            <text:p text:style-name="P4"><draw:frame text:anchor-type="paragraph" style:vertical-pos="middle" style:vertical-rel="text"><draw:object xlink:href="Formula-9/" xlink:type="simple" xlink:show="embed" xlink:actuate="onLoad"/></draw:frame></text:p>
          </table:table-cell>
          <table:table-cell table:style-name="Table1.A1" office:value-type="string">
            <text:p text:style-name="P5"><draw:frame text:anchor-type="as-char" style:vertical-pos="middle" style:vertical-rel="text"><draw:object xlink:href="Formula-10/" xlink:type="simple" xlink:show="embed" xlink:actuate="onLoad"/></draw:frame> &gt; 0</text:p>
          </table:table-cell>
          <table:table-cell table:style-name="Table1.A1" office:value-type="string">
            <text:p text:style-name="P6"><draw:frame draw:name="img3" svg:width="65.0%" style:rel-height="scale"><draw:image xlink:href="Pictures/11.pdf" xlink:type="simple" xlink:show="embed" xlink:actuate="onLoad"/></draw:frame></text:p>
          </table:table-cell>
        </table:table-row>
        <table:table-row>
          <table:table-cell table:style-name="Table1.A1" office:value-type="string">
            <text:p text:style-name="Table_20_Contents">2Dt</text:p>
          </table:table-cell>
          <table:table-cell table:style-name="Table1.A1" office:value-type="string">
            <text:p text:style-name="P4"><draw:frame text:anchor-type="paragraph" style:vertical-pos="middle" style:vertical-rel="text"><draw:object xlink:href="Formula-12/" xlink:type="simple" xlink:show="embed" xlink:actuate="onLoad"/></draw:frame></text:p>
          </table:table-cell>
          <table:table-cell table:style-name="Table1.A1" office:value-type="string">
            <text:p text:style-name="P5"><draw:frame text:anchor-type="as-char" style:vertical-pos="middle" style:vertical-rel="text"><draw:object xlink:href="Formula-13/" xlink:type="simple" xlink:show="embed" xlink:actuate="onLoad"/></draw:frame> &gt; 0 <draw:frame text:anchor-type="as-char" style:vertical-pos="middle" style:vertical-rel="text"><draw:object xlink:href="Formula-14/" xlink:type="simple" xlink:show="embed" xlink:actuate="onLoad"/></draw:frame> &gt; 1</text:p>
          </table:table-cell>
          <table:table-cell table:style-name="Table1.A1" office:value-type="string">
            <text:p text:style-name="P6"><draw:frame draw:name="img4" svg:width="65.0%" style:rel-height="scale"><draw:image xlink:href="Pictures/15.pdf" xlink:type="simple" xlink:show="embed" xlink:actuate="onLoad"/></draw:frame></text:p>
          </table:table-cell>
        </table:table-row>
      </table:table>
      <text:p text:style-name="Table">Table 1: Kernel curves to calculate the probability of seed dispersal, the parameter assumptions and the distribution form. </text:p>
      <text:p text:style-name="First_20_paragraph">Show here how I chose each value of parameter and where this values come from (curve fitted based in Thomson et al. (2011))</text:p>
      <text:h text:style-name="Heading_20_2" text:outline-level="2">Dispersal calculation</text:h>
      <text:p text:style-name="First_20_paragraph">The seed spread calculation was based...</text:p>
      <text:h text:style-name="Heading_20_2" text:outline-level="2">Simulation plan</text:h>
      <text:p text:style-name="First_20_paragraph">Explain the variation of each simulation.</text:p>
      <text:h text:style-name="Heading_20_2" text:outline-level="2">Statistics analysis</text:h>
      <text:p text:style-name="First_20_paragraph">Test (Gaba et al. 2010)</text:p>
      <text:h text:style-name="Heading_20_1" text:outline-level="1">Results</text:h>
      <text:p text:style-name="First_20_paragraph"><text:span text:style-name="T2">to be done: step 2</text:span></text:p>
      <text:p text:style-name="Text_20_body">The speed of seed spread over time shows a median of 262.2 meters.year<draw:frame text:anchor-type="as-char" style:vertical-pos="middle" style:vertical-rel="text"><draw:object xlink:href="Formula-16/" xlink:type="simple" xlink:show="embed" xlink:actuate="onLoad"/></draw:frame> (from 62.7 to 402.9) for all simulations. This speed is mostly influenced by land use (ω<draw:frame text:anchor-type="as-char" style:vertical-pos="middle" style:vertical-rel="text"><draw:object xlink:href="Formula-17/" xlink:type="simple" xlink:show="embed" xlink:actuate="onLoad"/></draw:frame> = 15.4%) and by the interaction of curve and proportion of land use (ω2mean = 10%; table 1). Both the proportion of land use and the curve alone has a moderate effect on the speed of spread (5.8% and 5.3%, respectively). Among the landscape with a unique land use, the permanent meadows presented the slowest median dissemination speed (80 metersyear-1) compared with conventional (266.6) and organic (279). Increasing the proportion of permanent meadows to 50% in the landscape significantly decreased the dissemination speed, but there was no difference when increased to 3% (Figure 1). The significantly but weak effect of the dispersion curve on dissemination speed (ω2mean = 5.3%), shows a general higher median dissemination speed for the 2Dt curve (282.3 metersyear-1) compared with Exponential (268.8), Gaussian (265.3) and Weibull (265.3; Figure 1).</text:p>
      <text:h text:style-name="Heading_20_1" text:outline-level="1">Discussion</text:h>
      <text:p text:style-name="First_20_paragraph"><text:span text:style-name="T2">to be done: step 3</text:span></text:p>
      <text:h text:style-name="Heading_20_1" text:outline-level="1">References</text:h>
      <text:p text:style-name="First_20_paragraph"><text:span text:style-name="T1">Austerlitz &amp; Smouse</text:span>. (2001). Two-generation analysis of pollen flow across a landscape. III. Impact of adult population structure. <text:span text:style-name="T2">Genetical research.</text:span> 78:271–80. </text:p>
      <text:p text:style-name="Text_20_body"><text:span text:style-name="T1">Clark et al.</text:span> (1999). Seed Dispersal near and far: patterns across temperate and tropical fore. <text:span text:style-name="T2">Ecology.</text:span> 80:1475–94. </text:p>
      <text:p text:style-name="Text_20_body"><text:span text:style-name="T1">Gaba et al.</text:span> (2010). Weed species richness in winter wheat increases with landscape heterogeneity. <text:span text:style-name="T2">Agriculture, Ecosystems and Environment.</text:span> 138:318–23. </text:p>
      <text:p text:style-name="Text_20_body"><text:span text:style-name="T1">Ricci et al.</text:span> (2017). How much can a large scale planning reduce local weed infestations ? A landscape-scale modelling approach. <text:span text:style-name="T2">Ecological Modelling.</text:span>:Submitted. </text:p>
      <text:p text:style-name="Text_20_body"><text:span text:style-name="T1">Thomson et al.</text:span> (2011). Seed dispersal distance is more strongly correlated with plant height than with seed mass. <text:span text:style-name="T2">Journal of Ecology.</text:span> 99:1299–307. </text:p>
      <text:p text:style-name="Text_20_body"><text:span text:style-name="T1">Tufto et al.</text:span> (1997). Stochastic dispersal processes in plant populations. <text:span text:style-name="T2">Theoretical Population Biology.</text:span> 52:16–26. </text:p>
      <text:p text:style-name="Text_20_body"><text:span text:style-name="T1">Weibull</text:span>. (1951). A statistical distribution function of wide applicability [Internet]. pp. 293–7. </text:p>
      <text:h text:style-name="Title">Figu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w do dispersal effect weed dynamics? Sensitivity analysis of landscape-scale model to Kernel curves</dc:title>
  </office:meta>
</office:document-meta>
</file>

<file path=Formula-0/content.xml><?xml version="1.0" encoding="utf-8"?>
<math xmlns="http://www.w3.org/1998/Math/MathML" display="block">
  <mrow>
    <msub>
      <mi>P</mi>
      <mrow>
        <mi>t</mi>
        <mo>,</mo>
        <mi>x</mi>
        <mo>,</mo>
        <mi>y</mi>
      </mrow>
    </msub>
    <mo>=</mo>
    <mi>m</mi>
    <mi>i</mi>
    <mi>n</mi>
    <mo stretchy="false" form="prefix">{</mo>
    <mi>K</mi>
    <mo>,</mo>
    <mo stretchy="false" form="prefix">(</mo>
    <mn>1</mn>
    <mo>−</mo>
    <mi>s</mi>
    <msub>
      <mi>m</mi>
      <mrow>
        <mi>t</mi>
        <mo>,</mo>
        <mi>x</mi>
        <mo>,</mo>
        <mi>y</mi>
      </mrow>
    </msub>
    <mo stretchy="false" form="postfix">)</mo>
    <mi>g</mi>
    <mi>r</mi>
    <mo>×</mo>
    <mo stretchy="false" form="prefix">(</mo>
    <mn>1</mn>
    <mo>−</mo>
    <mi>p</mi>
    <msub>
      <mi>m</mi>
      <mrow>
        <mi>t</mi>
        <mo>,</mo>
        <mi>x</mi>
        <mo>,</mo>
        <mi>y</mi>
      </mrow>
    </msub>
    <mo stretchy="false" form="postfix">)</mo>
    <msub>
      <mi>S</mi>
      <mrow>
        <mi>t</mi>
        <mo>−</mo>
        <mn>1</mn>
        <mo>,</mo>
        <mi>x</mi>
        <mo>,</mo>
        <mi>y</mi>
      </mrow>
    </msub>
    <mo stretchy="false" form="postfix">}</mo>
    <mspace width="2.0em"/>
    <mo stretchy="false" form="prefix">(</mo>
    <mn>1</mn>
    <mo stretchy="false" form="postfix">)</mo>
  </mrow>
</math>
</file>

<file path=Formula-1/content.xml><?xml version="1.0" encoding="utf-8"?>
<math xmlns="http://www.w3.org/1998/Math/MathML" display="block">
  <mrow>
    <msub>
      <mi>S</mi>
      <mrow>
        <mi>t</mi>
        <mo>,</mo>
        <mi>x</mi>
        <mo>,</mo>
        <mi>y</mi>
      </mrow>
    </msub>
    <mo>=</mo>
    <mo stretchy="false" form="prefix">(</mo>
    <mn>1</mn>
    <mo>−</mo>
    <mi>s</mi>
    <msub>
      <mi>m</mi>
      <mrow>
        <mi>t</mi>
        <mo>,</mo>
        <mi>x</mi>
        <mo>,</mo>
        <mi>y</mi>
      </mrow>
    </msub>
    <mo stretchy="false" form="postfix">)</mo>
    <mo>×</mo>
    <mo stretchy="false" form="prefix">(</mo>
    <mn>1</mn>
    <mo>−</mo>
    <mi>g</mi>
    <msub>
      <mi>r</mi>
      <mrow>
        <mi>t</mi>
        <mo>,</mo>
        <mi>x</mi>
        <mo>,</mo>
        <mi>y</mi>
      </mrow>
    </msub>
    <mo stretchy="false" form="postfix">)</mo>
    <msub>
      <mi>S</mi>
      <mrow>
        <mi>t</mi>
        <mo>−</mo>
        <mn>1</mn>
        <mo>,</mo>
        <mi>x</mi>
        <mo>,</mo>
        <mi>y</mi>
      </mrow>
    </msub>
    <mo>+</mo>
    <munder>
      <mo>∬</mo>
      <mrow>
        <mo stretchy="false" form="prefix">(</mo>
        <mi>x</mi>
        <mi>′</mi>
        <mo>,</mo>
        <mi>y</mi>
        <mi>′</mi>
        <mo stretchy="false" form="postfix">)</mo>
      </mrow>
    </munder>
    <mo stretchy="false" form="prefix">(</mo>
    <msub>
      <mi>P</mi>
      <mrow>
        <mi>t</mi>
        <mo>,</mo>
        <mi>x</mi>
        <mi>′</mi>
        <mo>,</mo>
        <mi>y</mi>
        <mi>′</mi>
      </mrow>
    </msub>
    <mi>s</mi>
    <msub>
      <mi>p</mi>
      <mrow>
        <mi>t</mi>
        <mo>,</mo>
        <mi>x</mi>
        <mi>′</mi>
        <mo>,</mo>
        <mi>y</mi>
        <mi>′</mi>
      </mrow>
    </msub>
    <mo stretchy="false" form="postfix">)</mo>
    <mi>D</mi>
    <mo stretchy="false" form="prefix">(</mo>
    <mi>x</mi>
    <mo>−</mo>
    <mi>x</mi>
    <mi>′</mi>
    <mo>,</mo>
    <mi>y</mi>
    <mo>−</mo>
    <mi>y</mi>
    <mi>′</mi>
    <mo stretchy="false" form="postfix">)</mo>
    <mspace width="2.0em"/>
    <mo stretchy="false" form="prefix">(</mo>
    <mn>2</mn>
    <mo stretchy="false" form="postfix">)</mo>
  </mrow>
</math>
</file>

<file path=Formula-10/content.xml><?xml version="1.0" encoding="utf-8"?>
<math xmlns="http://www.w3.org/1998/Math/MathML" display="inline">
  <mi>λ</mi>
</math>
</file>

<file path=Formula-12/content.xml><?xml version="1.0" encoding="utf-8"?>
<math xmlns="http://www.w3.org/1998/Math/MathML" display="block">
  <mrow>
    <mi>f</mi>
    <mo stretchy="false" form="prefix">(</mo>
    <mi>x</mi>
    <mo stretchy="false" form="postfix">)</mo>
    <mo>=</mo>
    <mfrac>
      <mrow>
        <mi>β</mi>
        <mo>−</mo>
        <mn>1</mn>
      </mrow>
      <mrow>
        <msup>
          <mi>α</mi>
          <mn>2</mn>
        </msup>
        <mi>π</mi>
      </mrow>
    </mfrac>
    <mn>1</mn>
    <mo>+</mo>
    <mo stretchy="false" form="prefix">(</mo>
    <mfrac>
      <msup>
        <mi>x</mi>
        <mn>2</mn>
      </msup>
      <msup>
        <mi>y</mi>
        <mn>2</mn>
      </msup>
    </mfrac>
    <msup>
      <mo stretchy="false" form="postfix">)</mo>
      <mrow>
        <mo>−</mo>
        <mi>β</mi>
      </mrow>
    </msup>
  </mrow>
</math>
</file>

<file path=Formula-13/content.xml><?xml version="1.0" encoding="utf-8"?>
<math xmlns="http://www.w3.org/1998/Math/MathML" display="inline">
  <mi>α</mi>
</math>
</file>

<file path=Formula-14/content.xml><?xml version="1.0" encoding="utf-8"?>
<math xmlns="http://www.w3.org/1998/Math/MathML" display="inline">
  <mi>β</mi>
</math>
</file>

<file path=Formula-16/content.xml><?xml version="1.0" encoding="utf-8"?>
<math xmlns="http://www.w3.org/1998/Math/MathML" display="inline">
  <msup>
    <mi/>
    <mrow>
      <mo>−</mo>
      <mn>1</mn>
    </mrow>
  </msup>
</math>
</file>

<file path=Formula-17/content.xml><?xml version="1.0" encoding="utf-8"?>
<math xmlns="http://www.w3.org/1998/Math/MathML" display="inline">
  <msubsup>
    <mi/>
    <mrow>
      <mi>m</mi>
      <mi>e</mi>
      <mi>a</mi>
      <mi>n</mi>
    </mrow>
    <mn>2</mn>
  </msubsup>
</math>
</file>

<file path=Formula-2/content.xml><?xml version="1.0" encoding="utf-8"?>
<math xmlns="http://www.w3.org/1998/Math/MathML" display="block">
  <mrow>
    <mi>f</mi>
    <mo stretchy="false" form="prefix">(</mo>
    <mi>x</mi>
    <mo stretchy="false" form="postfix">)</mo>
    <mo>=</mo>
    <mfrac>
      <mn>1</mn>
      <mrow>
        <mi>θ</mi>
        <msqrt>
          <mrow>
            <mn>2</mn>
            <mi>π</mi>
          </mrow>
        </msqrt>
      </mrow>
    </mfrac>
    <msup>
      <mi>e</mi>
      <mfrac>
        <mrow>
          <mo>−</mo>
          <msup>
            <mi>x</mi>
            <mn>2</mn>
          </msup>
        </mrow>
        <mrow>
          <mi>θ</mi>
          <msup>
            <mi>y</mi>
            <mn>2</mn>
          </msup>
        </mrow>
      </mfrac>
    </msup>
  </mrow>
</math>
</file>

<file path=Formula-3/content.xml><?xml version="1.0" encoding="utf-8"?>
<math xmlns="http://www.w3.org/1998/Math/MathML" display="inline">
  <mi>θ</mi>
</math>
</file>

<file path=Formula-5/content.xml><?xml version="1.0" encoding="utf-8"?>
<math xmlns="http://www.w3.org/1998/Math/MathML" display="block">
  <mrow>
    <mi>f</mi>
    <mo stretchy="false" form="prefix">(</mo>
    <mi>x</mi>
    <mo stretchy="false" form="postfix">)</mo>
    <mo>=</mo>
    <mfrac>
      <mrow>
        <mi>ϵ</mi>
        <mo>−</mo>
        <mn>1</mn>
      </mrow>
      <mrow>
        <mi>ϵ</mi>
        <msup>
          <mi>ϕ</mi>
          <mi>ϵ</mi>
        </msup>
      </mrow>
    </mfrac>
    <mi>ϵ</mi>
    <msup>
      <mi>x</mi>
      <mrow>
        <mi>ϵ</mi>
        <mo>−</mo>
        <mn>1</mn>
      </mrow>
    </msup>
    <msup>
      <mi>e</mi>
      <mrow>
        <mfrac>
          <mrow>
            <mi>ϵ</mi>
            <mo>−</mo>
            <mn>1</mn>
          </mrow>
          <mrow>
            <mi>ϵ</mi>
            <msup>
              <mi>ϕ</mi>
              <mi>ϵ</mi>
            </msup>
          </mrow>
        </mfrac>
        <msup>
          <mi>x</mi>
          <mi>ϵ</mi>
        </msup>
      </mrow>
    </msup>
  </mrow>
</math>
</file>

<file path=Formula-6/content.xml><?xml version="1.0" encoding="utf-8"?>
<math xmlns="http://www.w3.org/1998/Math/MathML" display="inline">
  <mi>ϵ</mi>
</math>
</file>

<file path=Formula-7/content.xml><?xml version="1.0" encoding="utf-8"?>
<math xmlns="http://www.w3.org/1998/Math/MathML" display="inline">
  <mi>ϕ</mi>
</math>
</file>

<file path=Formula-9/content.xml><?xml version="1.0" encoding="utf-8"?>
<math xmlns="http://www.w3.org/1998/Math/MathML" display="block">
  <mrow>
    <mi>f</mi>
    <mo stretchy="false" form="prefix">(</mo>
    <mi>x</mi>
    <mo stretchy="false" form="postfix">)</mo>
    <mo>=</mo>
    <mfrac>
      <mn>1</mn>
      <mrow>
        <mn>2</mn>
        <mi>π</mi>
        <msup>
          <mi>λ</mi>
          <mn>2</mn>
        </msup>
      </mrow>
    </mfrac>
    <msup>
      <mi>e</mi>
      <mfrac>
        <mrow>
          <mo>−</mo>
          <mi>x</mi>
        </mrow>
        <mi>y</mi>
      </mfrac>
    </msup>
  </mrow>
</math>
</file>